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nyMce.saveDocument( String encoding ,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inyMce.removeRedundantNamespaces( String namespac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inyMce.get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nyMce.saveXMLFile( String encoding , String content , org . apache . lenya . cms . publication . Document docu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inyMce.ini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inyMce.do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inyMce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inyMce.getXm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inyMce.doCheckPrecond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inyMce.getXmlString( String en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inyMce.getNodesTo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inyMce.doCheckExecutionCondi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inyMce.validate( Document x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inyMce.advanc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